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StarSymbol" svg:font-family="Star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Arial" svg:font-family="Arial" style:font-family-generic="swiss" style:font-pitch="variable"/>
    <style:font-face style:name="Segoe" svg:font-family="Segoe"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0208in" table:align="margins" style:writing-mode="lr-tb"/>
    </style:style>
    <style:style style:name="Table1.A" style:family="table-column">
      <style:table-column-properties style:column-width="4.6354in" style:rel-column-width="37874*"/>
    </style:style>
    <style:style style:name="Table1.B" style:family="table-column">
      <style:table-column-properties style:column-width="3.3854in" style:rel-column-width="2766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Normal">
      <style:paragraph-properties fo:margin-left="0in" fo:margin-right="0in" fo:text-indent="0in" style:auto-text-indent="false"/>
    </style:style>
    <style:style style:name="P2" style:family="paragraph" style:parent-style-name="Normal">
      <style:paragraph-properties fo:margin-left="0in" fo:margin-right="0in" fo:text-indent="0in" style:auto-text-indent="false"/>
      <style:text-properties style:font-name="Arial1" fo:font-size="16pt"/>
    </style:style>
    <style:style style:name="P3" style:family="paragraph" style:parent-style-name="Normal">
      <style:paragraph-properties fo:margin-left="0in" fo:margin-right="0in" fo:text-align="start" style:justify-single-word="false" fo:text-indent="0in" style:auto-text-indent="false"/>
      <style:text-properties style:font-name="Arial1" fo:font-size="16pt" style:text-underline-style="solid" style:text-underline-width="auto" style:text-underline-color="font-color" fo:font-weight="normal"/>
    </style:style>
    <style:style style:name="P4" style:family="paragraph" style:parent-style-name="Normal">
      <style:paragraph-properties fo:margin-left="0in" fo:margin-right="0in" fo:text-align="start" style:justify-single-word="false" fo:text-indent="0in" style:auto-text-indent="false"/>
      <style:text-properties style:font-name="Arial1" fo:font-size="16pt" style:text-underline-style="solid" style:text-underline-width="auto" style:text-underline-color="font-color" fo:font-weight="bold"/>
    </style:style>
    <style:style style:name="P5" style:family="paragraph" style:parent-style-name="Normal">
      <style:paragraph-properties fo:margin-left="0in" fo:margin-right="0in" fo:text-indent="0in" style:auto-text-indent="false"/>
      <style:text-properties style:font-name="Arial1" fo:font-size="16pt" fo:font-weight="normal"/>
    </style:style>
    <style:style style:name="P6" style:family="paragraph" style:parent-style-name="Normal">
      <style:paragraph-properties fo:margin-left="0in" fo:margin-right="0in" fo:text-align="start" style:justify-single-word="false" fo:text-indent="0in" style:auto-text-indent="false"/>
      <style:text-properties style:font-name="Arial1" fo:font-size="16pt" fo:font-weight="normal"/>
    </style:style>
    <style:style style:name="P7" style:family="paragraph" style:parent-style-name="Normal">
      <style:paragraph-properties fo:margin-left="0in" fo:margin-right="0in" fo:text-align="start" style:justify-single-word="false" fo:text-indent="0in" style:auto-text-indent="false"/>
      <style:text-properties style:font-name="Arial1" fo:font-size="16pt"/>
    </style:style>
    <style:style style:name="P8" style:family="paragraph" style:parent-style-name="Normal">
      <style:paragraph-properties fo:margin-left="0in" fo:margin-right="0in" fo:text-align="start" style:justify-single-word="false" fo:text-indent="0in" style:auto-text-indent="false"/>
      <style:text-properties style:font-name="Arial1" fo:font-size="16pt" fo:font-style="italic" fo:font-weight="bold"/>
    </style:style>
    <style:style style:name="P9" style:family="paragraph" style:parent-style-name="Normal">
      <style:paragraph-properties fo:margin-left="0in" fo:margin-right="0in" fo:text-align="start" style:justify-single-word="false" fo:text-indent="0in" style:auto-text-indent="false"/>
      <style:text-properties style:font-name="Arial1" fo:font-size="16pt" fo:font-style="italic" style:text-underline-style="solid" style:text-underline-width="auto" style:text-underline-color="font-color" fo:font-weight="bold"/>
    </style:style>
    <style:style style:name="P10" style:family="paragraph" style:parent-style-name="Normal">
      <style:paragraph-properties fo:margin-left="0in" fo:margin-right="0in" fo:text-align="start" style:justify-single-word="false" fo:text-indent="0in" style:auto-text-indent="false"/>
      <style:text-properties style:font-name="Arial1" fo:font-size="16pt" fo:language="en" fo:country="US" style:text-underline-style="solid" style:text-underline-width="auto" style:text-underline-color="font-color" fo:font-weight="normal"/>
    </style:style>
    <style:style style:name="P11" style:family="paragraph" style:parent-style-name="Normal">
      <style:paragraph-properties fo:margin-left="0in" fo:margin-right="0in" fo:text-indent="0in" style:auto-text-indent="false"/>
      <style:text-properties style:font-name="Arial1" fo:font-size="12pt" style:font-size-asian="12pt" style:font-size-complex="12pt"/>
    </style:style>
    <style:style style:name="P12" style:family="paragraph" style:parent-style-name="Normal">
      <style:paragraph-properties fo:margin-left="0in" fo:margin-right="0in" fo:text-indent="0in" style:auto-text-indent="false" fo:break-before="page"/>
      <style:text-properties style:font-name="Arial1" fo:font-size="16pt"/>
    </style:style>
    <style:style style:name="P13" style:family="paragraph" style:parent-style-name="Normal">
      <style:paragraph-properties fo:margin-left="0in" fo:margin-right="0in" fo:text-align="start" style:justify-single-word="false" fo:text-indent="0in" style:auto-text-indent="false" fo:break-before="page"/>
      <style:text-properties style:font-name="Arial1" fo:font-size="16pt" fo:font-style="italic" style:text-underline-style="solid" style:text-underline-width="auto" style:text-underline-color="font-color" fo:font-weight="bold"/>
    </style:style>
    <style:style style:name="P14" style:family="paragraph" style:parent-style-name="Normal">
      <style:paragraph-properties fo:margin-left="0in" fo:margin-right="0in" fo:text-align="start" style:justify-single-word="false" fo:text-indent="0in" style:auto-text-indent="false" fo:break-before="page"/>
      <style:text-properties style:font-name="Arial1" fo:font-size="16pt" style:text-underline-style="solid" style:text-underline-width="auto" style:text-underline-color="font-color" fo:font-weight="bold"/>
    </style:style>
    <style:style style:name="P15" style:family="paragraph" style:parent-style-name="Normal">
      <style:paragraph-properties fo:margin-left="0in" fo:margin-right="0in" fo:text-align="start" style:justify-single-word="false" fo:text-indent="0in" style:auto-text-indent="false" fo:break-before="page"/>
      <style:text-properties style:font-name="Arial1" fo:font-size="16pt"/>
    </style:style>
    <style:style style:name="P16" style:family="paragraph" style:parent-style-name="Heading_20_1">
      <style:paragraph-properties fo:margin-left="0in" fo:margin-right="0in" fo:text-align="start" style:justify-single-word="false" fo:text-indent="0in" style:auto-text-indent="false"/>
      <style:text-properties style:font-name="Arial1" fo:font-size="16pt" fo:font-weight="normal"/>
    </style:style>
    <style:style style:name="P17" style:family="paragraph" style:parent-style-name="Normal">
      <style:paragraph-properties fo:margin-left="0.4925in" fo:margin-right="0in" fo:text-indent="0in" style:auto-text-indent="false"/>
      <style:text-properties style:font-name="Arial1" fo:font-size="16pt"/>
    </style:style>
    <style:style style:name="P18" style:family="paragraph" style:parent-style-name="Normal">
      <style:paragraph-properties fo:margin-left="0.4925in" fo:margin-right="0in" fo:text-align="end" style:justify-single-word="false" fo:text-indent="0in" style:auto-text-indent="false"/>
      <style:text-properties style:font-name="Arial1" fo:font-size="16pt"/>
    </style:style>
    <style:style style:name="P19" style:family="paragraph" style:parent-style-name="Normal">
      <style:paragraph-properties fo:margin-left="0.4925in" fo:margin-right="0in" fo:text-indent="0in" style:auto-text-indent="false"/>
      <style:text-properties style:font-name="Arial1" fo:font-size="16pt" fo:font-weight="bold"/>
    </style:style>
    <style:style style:name="P20" style:family="paragraph" style:parent-style-name="Normal">
      <style:paragraph-properties fo:margin-left="0.4925in" fo:margin-right="0in" fo:text-align="start" style:justify-single-word="false" fo:text-indent="0in" style:auto-text-indent="false"/>
      <style:text-properties style:font-name="Arial1" fo:font-size="16pt" fo:font-weight="normal"/>
    </style:style>
    <style:style style:name="P21" style:family="paragraph" style:parent-style-name="Normal">
      <style:paragraph-properties fo:margin-left="0.4925in" fo:margin-right="0in" fo:text-indent="0in" style:auto-text-indent="false"/>
      <style:text-properties style:font-name="Arial1" fo:font-size="16pt" fo:font-style="italic"/>
    </style:style>
    <style:style style:name="P22" style:family="paragraph" style:parent-style-name="Normal">
      <style:paragraph-properties fo:margin-left="0.4925in" fo:margin-right="0in" fo:text-align="end" style:justify-single-word="false" fo:text-indent="0in" style:auto-text-indent="false"/>
      <style:text-properties style:font-name="Arial1" fo:font-size="16pt" fo:font-style="italic"/>
    </style:style>
    <style:style style:name="P23" style:family="paragraph" style:parent-style-name="Normal">
      <style:paragraph-properties fo:margin-left="0.4925in" fo:margin-right="0in" fo:text-align="start" style:justify-single-word="false" fo:text-indent="0in" style:auto-text-indent="false"/>
      <style:text-properties style:font-name="Arial1" fo:font-size="16pt" fo:font-style="italic"/>
    </style:style>
    <style:style style:name="P24" style:family="paragraph" style:parent-style-name="Normal">
      <style:paragraph-properties fo:margin-left="0.4925in" fo:margin-right="0in" fo:text-indent="0in" style:auto-text-indent="false"/>
      <style:text-properties style:font-name="Arial1" fo:font-size="10pt" style:text-underline-style="solid" style:text-underline-width="auto" style:text-underline-color="font-color" fo:font-weight="bold" style:font-size-asian="8.75pt" style:font-size-complex="10pt"/>
    </style:style>
    <style:style style:name="P25" style:family="paragraph" style:parent-style-name="Normal">
      <style:paragraph-properties fo:margin-left="0.4925in" fo:margin-right="0in" fo:text-indent="0in" style:auto-text-indent="false"/>
      <style:text-properties style:font-name="Arial1" fo:font-size="12pt" fo:font-weight="bold" style:font-size-asian="12pt" style:font-size-complex="12pt"/>
    </style:style>
    <style:style style:name="P26" style:family="paragraph" style:parent-style-name="Normal">
      <style:paragraph-properties fo:margin-left="0.4925in" fo:margin-right="0in" fo:text-indent="0in" style:auto-text-indent="false"/>
      <style:text-properties style:font-name="Arial1" fo:font-size="12pt" style:font-size-asian="12pt" style:font-size-complex="12pt"/>
    </style:style>
    <style:style style:name="P27" style:family="paragraph" style:parent-style-name="Normal">
      <style:paragraph-properties fo:margin-left="0.9846in" fo:margin-right="0in" fo:text-indent="0in" style:auto-text-indent="false"/>
      <style:text-properties style:font-name="Arial1" fo:font-size="16pt"/>
    </style:style>
    <style:style style:name="P28" style:family="paragraph" style:parent-style-name="Normal">
      <style:text-properties style:font-name="Arial1" fo:font-size="14pt" fo:font-weight="bold"/>
    </style:style>
    <style:style style:name="P29" style:family="paragraph" style:parent-style-name="Normal">
      <style:text-properties style:font-name="Arial1" fo:font-size="14pt" fo:font-style="italic"/>
    </style:style>
    <style:style style:name="P30" style:family="paragraph" style:parent-style-name="Normal">
      <style:text-properties style:font-name="Arial1" fo:font-size="16pt"/>
    </style:style>
    <style:style style:name="P31" style:family="paragraph" style:parent-style-name="Normal">
      <style:text-properties style:font-name="Arial1" fo:font-size="16pt" style:text-underline-style="solid" style:text-underline-width="auto" style:text-underline-color="font-color"/>
    </style:style>
    <style:style style:name="P32" style:family="paragraph" style:parent-style-name="Normal">
      <style:text-properties style:font-name="Arial1" fo:font-size="16pt" fo:font-weight="bold"/>
    </style:style>
    <style:style style:name="P33" style:family="paragraph" style:parent-style-name="Normal">
      <style:text-properties style:font-name="Arial1" fo:font-size="10pt"/>
    </style:style>
    <style:style style:name="P34" style:family="paragraph" style:parent-style-name="Normal">
      <style:text-properties style:font-name="Arial1" fo:font-size="10pt" style:text-underline-style="none" fo:font-weight="normal" style:font-size-asian="8.75pt" style:font-weight-asian="normal" style:font-size-complex="10pt" style:font-weight-complex="normal"/>
    </style:style>
    <style:style style:name="P35" style:family="paragraph" style:parent-style-name="Normal">
      <style:text-properties style:font-name="Arial1" fo:font-size="10pt" style:font-size-asian="8.75pt" style:font-size-complex="10pt"/>
    </style:style>
    <style:style style:name="P36" style:family="paragraph" style:parent-style-name="Normal">
      <style:text-properties style:font-name="Arial1" fo:font-size="13pt" style:text-underline-style="solid" style:text-underline-width="auto" style:text-underline-color="font-color" style:font-size-asian="13pt" style:font-size-complex="13pt"/>
    </style:style>
    <style:style style:name="P37" style:family="paragraph" style:parent-style-name="Normal">
      <style:text-properties style:font-name="Arial1" fo:font-size="13pt" style:text-underline-style="solid" style:text-underline-width="auto" style:text-underline-color="font-color" fo:font-weight="bold" style:font-size-asian="13pt" style:font-size-complex="13pt"/>
    </style:style>
    <style:style style:name="P38" style:family="paragraph" style:parent-style-name="Normal">
      <style:text-properties style:font-name="Arial1" fo:font-size="13pt" style:font-size-asian="13pt" style:font-size-complex="13pt"/>
    </style:style>
    <style:style style:name="P39" style:family="paragraph" style:parent-style-name="Normal">
      <style:text-properties style:font-name="Arial1" fo:font-size="12pt" style:text-underline-style="none" fo:font-weight="normal" style:font-size-asian="12pt" style:font-weight-asian="normal" style:font-size-complex="12pt" style:font-weight-complex="normal"/>
    </style:style>
    <style:style style:name="P40" style:family="paragraph" style:parent-style-name="Normal">
      <style:text-properties style:font-name="Arial1" fo:font-size="12pt" style:font-size-asian="12pt" style:font-size-complex="12pt"/>
    </style:style>
    <style:style style:name="P41" style:family="paragraph" style:parent-style-name="Normal">
      <style:paragraph-properties fo:margin-left="-0.0382in" fo:margin-right="0.0035in" fo:text-indent="0in" style:auto-text-indent="false"/>
      <style:text-properties style:font-name="Arial1" fo:font-size="12pt" style:text-underline-style="solid" style:text-underline-width="auto" style:text-underline-color="font-color" style:font-size-asian="12pt" style:font-size-complex="12pt"/>
    </style:style>
    <style:style style:name="P42" style:family="paragraph" style:parent-style-name="Normal">
      <style:paragraph-properties fo:margin-left="-0.0382in" fo:margin-right="0.0035in" fo:text-indent="0in" style:auto-text-indent="false"/>
      <style:text-properties style:font-name="Arial1" fo:font-size="12pt" style:font-size-asian="12pt" style:font-size-complex="12pt"/>
    </style:style>
    <style:style style:name="P43" style:family="paragraph" style:parent-style-name="Normal">
      <style:paragraph-properties fo:margin-left="0.0138in" fo:margin-right="0.0035in" fo:text-indent="0in" style:auto-text-indent="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44" style:family="paragraph" style:parent-style-name="Normal">
      <style:paragraph-properties fo:margin-left="0.0138in" fo:margin-right="0.0035in" fo:text-indent="0in" style:auto-text-indent="false"/>
      <style:text-properties style:font-name="Arial1" fo:font-size="12pt" style:font-size-asian="12pt" style:font-size-complex="12pt"/>
    </style:style>
    <style:style style:name="P45" style:family="paragraph" style:parent-style-name="Normal">
      <style:paragraph-properties fo:margin-left="0in" fo:margin-right="0.0035in" fo:text-indent="0in" style:auto-text-indent="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46" style:family="paragraph" style:parent-style-name="Standard">
      <style:text-properties style:font-name="Segoe" fo:font-size="20pt" style:font-size-asian="20pt" style:font-size-complex="20pt"/>
    </style:style>
    <style:style style:name="P47" style:family="paragraph" style:parent-style-name="Standard" style:list-style-name="L1">
      <style:text-properties style:font-name="Segoe" fo:font-size="20pt" style:font-size-asian="20pt" style:font-size-complex="20pt"/>
    </style:style>
    <style:style style:name="P48" style:family="paragraph" style:parent-style-name="Standard">
      <style:paragraph-properties>
        <style:tab-stops/>
      </style:paragraph-properties>
      <style:text-properties style:font-name="Arial" fo:font-size="16pt" fo:font-weight="bold" style:font-size-asian="14pt" style:font-size-complex="16pt"/>
    </style:style>
    <style:style style:name="P49" style:family="paragraph" style:parent-style-name="Standard">
      <style:text-properties style:font-name="Arial" fo:font-size="16pt" style:font-size-asian="16pt" style:font-size-complex="16pt"/>
    </style:style>
    <style:style style:name="P50" style:family="paragraph" style:parent-style-name="Standard" style:list-style-name="L1">
      <style:text-properties style:font-name="Arial" fo:font-size="16pt" style:font-size-asian="16pt" style:font-size-complex="16pt"/>
    </style:style>
    <style:style style:name="P51" style:family="paragraph" style:parent-style-name="Standard" style:list-style-name="L1">
      <style:text-properties style:font-name="Arial" fo:font-size="16pt" fo:font-weight="normal" style:font-size-asian="16pt" style:font-weight-asian="normal" style:font-size-complex="16pt" style:font-weight-complex="normal"/>
    </style:style>
    <style:style style:name="P52" style:family="paragraph" style:parent-style-name="Standard" style:list-style-name="L1">
      <style:paragraph-properties>
        <style:tab-stops/>
      </style:paragraph-properties>
      <style:text-properties style:font-name="Arial" fo:font-size="16pt" fo:font-weight="normal" style:font-size-asian="16pt" style:font-weight-asian="normal" style:font-size-complex="16pt" style:font-weight-complex="normal"/>
    </style:style>
    <style:style style:name="P53" style:family="paragraph" style:parent-style-name="Standard">
      <style:paragraph-properties>
        <style:tab-stops/>
      </style:paragraph-properties>
      <style:text-properties style:font-name="Arial" fo:font-size="16pt" fo:font-weight="normal" style:font-size-asian="14pt" style:font-weight-asian="normal" style:font-size-complex="16pt" style:font-weight-complex="normal"/>
    </style:style>
    <style:style style:name="P54" style:family="paragraph" style:parent-style-name="Standard">
      <style:paragraph-properties>
        <style:tab-stops/>
      </style:paragraph-properties>
      <style:text-properties style:font-name="Arial" fo:font-size="18pt" fo:font-weight="normal" style:font-size-asian="18pt" style:font-weight-asian="normal" style:font-size-complex="18pt" style:font-weight-complex="normal"/>
    </style:style>
    <style:style style:name="P55" style:family="paragraph" style:parent-style-name="Standard" style:list-style-name="L1">
      <style:paragraph-properties>
        <style:tab-stops/>
      </style:paragraph-properties>
      <style:text-properties style:font-name="Arial" fo:font-size="18pt" fo:font-weight="normal" style:font-size-asian="18pt" style:font-weight-asian="normal" style:font-size-complex="18pt" style:font-weight-complex="normal"/>
    </style:style>
    <style:style style:name="P56" style:family="paragraph" style:parent-style-name="Standard" style:list-style-name="L1">
      <style:text-properties style:font-name="Arial" fo:font-size="18pt" fo:font-weight="normal" style:font-size-asian="18pt" style:font-weight-asian="normal" style:font-size-complex="18pt" style:font-weight-complex="normal"/>
    </style:style>
    <style:style style:name="P57" style:family="paragraph" style:parent-style-name="Standard" style:list-style-name="L1">
      <style:text-properties style:font-name="Arial" fo:font-size="18pt" style:font-size-asian="18pt" style:font-size-complex="18pt"/>
    </style:style>
    <style:style style:name="P58" style:family="paragraph" style:parent-style-name="Standard" style:list-style-name="L2">
      <style:paragraph-properties fo:margin-left="0in" fo:margin-right="0in" fo:text-align="end" style:justify-single-word="false" fo:text-indent="-0.25in" style:auto-text-indent="false" style:writing-mode="lr-tb"/>
      <style:text-properties style:font-name="Arial1" fo:font-size="16pt" fo:language="en" fo:country="US"/>
    </style:style>
    <style:style style:name="P59" style:family="paragraph" style:parent-style-name="Standard" style:list-style-name="L3">
      <style:paragraph-properties fo:margin-left="0in" fo:margin-right="0in" fo:text-align="start" style:justify-single-word="false" fo:text-indent="-0.25in" style:auto-text-indent="false" style:writing-mode="lr-tb"/>
      <style:text-properties style:font-name="Arial1" fo:font-size="16pt" fo:language="en" fo:country="US" fo:font-weight="normal"/>
    </style:style>
    <style:style style:name="P60" style:family="paragraph" style:parent-style-name="Standard" style:list-style-name="L4">
      <style:paragraph-properties fo:margin-left="0in" fo:margin-right="0in" fo:text-align="start" style:justify-single-word="false" fo:text-indent="-0.25in" style:auto-text-indent="false" style:writing-mode="lr-tb"/>
      <style:text-properties style:font-name="Arial1" fo:font-size="16pt" fo:language="en" fo:country="US" fo:font-weight="normal"/>
    </style:style>
    <style:style style:name="P61" style:family="paragraph" style:parent-style-name="Standard" style:list-style-name="L5">
      <style:paragraph-properties fo:margin-left="0in" fo:margin-right="0in" fo:text-align="start" style:justify-single-word="false" fo:text-indent="-0.25in" style:auto-text-indent="false" style:writing-mode="lr-tb"/>
      <style:text-properties style:font-name="Arial1" fo:font-size="16pt" fo:language="en" fo:country="US" fo:font-weight="normal"/>
    </style:style>
    <style:style style:name="P62" style:family="paragraph" style:parent-style-name="Standard" style:list-style-name="L6">
      <style:paragraph-properties fo:margin-left="0in" fo:margin-right="0in" fo:text-align="start" style:justify-single-word="false" fo:text-indent="-0.25in" style:auto-text-indent="false" style:writing-mode="lr-tb"/>
      <style:text-properties style:font-name="Arial1" fo:font-size="16pt" fo:language="en" fo:country="US" fo:font-weight="normal"/>
    </style:style>
    <style:style style:name="P63" style:family="paragraph" style:parent-style-name="Standard" style:list-style-name="L7">
      <style:paragraph-properties fo:margin-left="0in" fo:margin-right="0in" fo:text-align="start" style:justify-single-word="false" fo:text-indent="-0.25in" style:auto-text-indent="false" style:writing-mode="lr-tb"/>
      <style:text-properties style:font-name="Arial1" fo:font-size="16pt" fo:language="en" fo:country="US" fo:font-weight="normal"/>
    </style:style>
    <style:style style:name="P64" style:family="paragraph" style:parent-style-name="Standard" style:list-style-name="L8">
      <style:paragraph-properties fo:margin-left="0in" fo:margin-right="0in" fo:text-align="start" style:justify-single-word="false" fo:text-indent="-0.25in" style:auto-text-indent="false" style:writing-mode="lr-tb"/>
      <style:text-properties style:font-name="Arial1" fo:font-size="16pt" fo:language="en" fo:country="US" fo:font-weight="normal"/>
    </style:style>
    <style:style style:name="P65" style:family="paragraph" style:parent-style-name="Standard" style:list-style-name="L9">
      <style:paragraph-properties fo:margin-left="0in" fo:margin-right="0in" fo:text-align="start" style:justify-single-word="false" fo:text-indent="-0.25in" style:auto-text-indent="false" style:writing-mode="lr-tb"/>
      <style:text-properties style:font-name="Arial1" fo:font-size="16pt" fo:language="en" fo:country="US" fo:font-weight="normal"/>
    </style:style>
    <style:style style:name="P66" style:family="paragraph" style:parent-style-name="Standard" style:list-style-name="L10">
      <style:paragraph-properties fo:margin-left="0in" fo:margin-right="0in" fo:text-align="start" style:justify-single-word="false" fo:text-indent="-0.25in" style:auto-text-indent="false" style:writing-mode="lr-tb"/>
      <style:text-properties style:font-name="Arial1" fo:font-size="16pt" fo:language="en" fo:country="US" fo:font-weight="normal"/>
    </style:style>
    <style:style style:name="P67" style:family="paragraph" style:parent-style-name="Standard" style:list-style-name="L4">
      <style:paragraph-properties fo:margin-left="0in" fo:margin-right="0in" fo:text-align="start" style:justify-single-word="false" fo:text-indent="-0.25in" style:auto-text-indent="false" style:writing-mode="lr-tb"/>
      <style:text-properties style:font-name="Arial1" fo:font-size="16pt" fo:language="en" fo:country="US" fo:font-style="italic" fo:font-weight="bold"/>
    </style:style>
    <style:style style:name="P68" style:family="paragraph" style:parent-style-name="Standard" style:list-style-name="L6">
      <style:paragraph-properties fo:margin-left="0in" fo:margin-right="0in" fo:text-align="start" style:justify-single-word="false" fo:text-indent="-0.25in" style:auto-text-indent="false" fo:break-before="page" style:writing-mode="lr-tb"/>
      <style:text-properties style:font-name="Arial1" fo:font-size="16pt" fo:language="en" fo:country="US" fo:font-weight="normal"/>
    </style:style>
    <style:style style:name="P69" style:family="paragraph" style:parent-style-name="Standard" style:list-style-name="L11">
      <style:paragraph-properties fo:margin-left="0in" fo:margin-right="0in" fo:margin-top="0in" fo:margin-bottom="0in" fo:text-indent="-0.1965in" style:auto-text-indent="false" style:writing-mode="lr-tb"/>
      <style:text-properties style:font-name="Times New Roman1" fo:font-size="12pt" fo:language="en" fo:country="US"/>
    </style:style>
    <style:style style:name="P70" style:family="paragraph" style:parent-style-name="Standard">
      <style:paragraph-properties fo:break-before="page"/>
      <style:text-properties style:font-name="Arial" fo:font-size="18pt" style:font-size-asian="18pt" style:font-size-complex="18pt"/>
    </style:style>
    <style:style style:name="P71" style:family="paragraph" style:parent-style-name="Normal">
      <style:text-properties style:font-name="Arial" fo:font-size="16pt" fo:font-weight="normal" style:font-size-asian="16pt" style:font-weight-asian="normal" style:font-size-complex="16pt" style:font-weight-complex="normal"/>
    </style:style>
    <style:style style:name="P72" style:family="paragraph" style:parent-style-name="Normal">
      <style:text-properties style:font-name="Arial" fo:font-size="18pt" fo:font-weight="normal" style:font-size-asian="18pt" style:font-weight-asian="normal" style:font-size-complex="18pt" style:font-weight-complex="normal"/>
    </style:style>
    <style:style style:name="P73" style:family="paragraph" style:parent-style-name="Normal" style:list-style-name="L13">
      <style:paragraph-properties fo:margin-left="0.2398in" fo:margin-right="0in" fo:text-indent="-0.25in" style:auto-text-indent="false">
        <style:tab-stops/>
      </style:paragraph-properties>
      <style:text-properties style:font-name="Arial" fo:font-size="16pt" fo:font-weight="normal" style:font-size-asian="16pt" style:font-weight-asian="normal" style:font-size-complex="16pt" style:font-weight-complex="normal"/>
    </style:style>
    <style:style style:name="P74" style:family="paragraph" style:parent-style-name="Normal" style:list-style-name="L14">
      <style:paragraph-properties fo:margin-left="0.2398in" fo:margin-right="0in" fo:text-indent="-0.25in" style:auto-text-indent="false">
        <style:tab-stops>
          <style:tab-stop style:position="0.0311in"/>
        </style:tab-stops>
      </style:paragraph-properties>
      <style:text-properties style:font-name="Arial" fo:font-size="16pt" fo:font-weight="normal" style:font-size-asian="16pt" style:font-weight-asian="normal" style:font-size-complex="16pt" style:font-weight-complex="normal"/>
    </style:style>
    <style:style style:name="P75" style:family="paragraph" style:parent-style-name="Normal" style:list-style-name="L15">
      <style:paragraph-properties fo:margin-left="0.2398in" fo:margin-right="0in" fo:text-indent="-0.25in" style:auto-text-indent="false">
        <style:tab-stops>
          <style:tab-stop style:position="0.0311in"/>
        </style:tab-stops>
      </style:paragraph-properties>
      <style:text-properties style:font-name="Arial" fo:font-size="18pt" style:font-size-asian="18pt" style:font-size-complex="18pt"/>
    </style:style>
    <style:style style:name="P76" style:family="paragraph" style:parent-style-name="Normal">
      <style:paragraph-properties fo:margin-left="0in" fo:margin-right="0in" fo:text-indent="0in" style:auto-text-indent="false">
        <style:tab-stops/>
      </style:paragraph-properties>
      <style:text-properties style:font-name="Arial" fo:font-size="16pt" style:font-size-asian="16pt" style:font-size-complex="16pt"/>
    </style:style>
    <style:style style:name="P77" style:family="paragraph" style:parent-style-name="Text_20_body" style:list-style-name="L11">
      <style:paragraph-properties fo:margin-left="0in" fo:margin-right="0in" fo:text-indent="-0.1965in" style:auto-text-indent="false"/>
    </style:style>
    <style:style style:name="T1" style:family="text">
      <style:text-properties fo:color="#000000" style:font-name="Times New Roman1" fo:font-weight="bold" fo:background-color="#a0ffff"/>
    </style:style>
    <style:style style:name="T2" style:family="text">
      <style:text-properties fo:color="#000000" fo:font-weight="bold" fo:background-color="transparent"/>
    </style:style>
    <style:style style:name="T3" style:family="text">
      <style:text-properties fo:color="#000000" fo:font-size="16pt" fo:font-weight="bold"/>
    </style:style>
    <style:style style:name="T4" style:family="text">
      <style:text-properties fo:color="#000000" style:font-name="Arial1" fo:font-weight="bold" fo:background-color="transparent"/>
    </style:style>
    <style:style style:name="T5" style:family="text">
      <style:text-properties style:font-name="Arial1"/>
    </style:style>
    <style:style style:name="T6" style:family="text">
      <style:text-properties style:font-name="Arial1" fo:font-size="16pt"/>
    </style:style>
    <style:style style:name="T7" style:family="text">
      <style:text-properties style:font-name="Arial1" fo:font-size="16pt" fo:font-style="italic" fo:font-weight="bold"/>
    </style:style>
    <style:style style:name="T8" style:family="text">
      <style:text-properties style:font-name="Arial1" fo:font-size="16pt" fo:language="en" fo:country="US" fo:font-weight="normal"/>
    </style:style>
    <style:style style:name="T9" style:family="text">
      <style:text-properties style:font-name="Arial1" fo:font-size="16pt" fo:font-weight="normal"/>
    </style:style>
    <style:style style:name="T10" style:family="text">
      <style:text-properties style:font-name="Times New Roman1"/>
    </style:style>
    <style:style style:name="T11" style:family="text">
      <style:text-properties style:font-name="Times New Roman1" fo:font-style="italic"/>
    </style:style>
    <style:style style:name="T12" style:family="text">
      <style:text-properties style:text-underline-style="solid" style:text-underline-width="auto" style:text-underline-color="font-color"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bold"/>
    </style:style>
    <style:style style:name="T16" style:family="text">
      <style:text-properties fo:font-weight="bold" fo:background-color="transparent"/>
    </style:style>
    <style:style style:name="T17" style:family="text">
      <style:text-properties fo:font-weight="bold" style:font-weight-asian="bold" style:font-weight-complex="bold"/>
    </style:style>
    <style:style style:name="T18" style:family="text">
      <style:text-properties fo:font-weight="bold" style:font-weight-asian="normal" style:font-weight-complex="normal"/>
    </style:style>
    <style:style style:name="T19" style:family="text">
      <style:text-properties fo:font-style="italic"/>
    </style:style>
    <style:style style:name="T20" style:family="text">
      <style:text-properties fo:font-style="italic" fo:font-weight="bold"/>
    </style:style>
    <style:style style:name="T21" style:family="text">
      <style:text-properties fo:color="#663300"/>
    </style:style>
    <style:style style:name="T22" style:family="text">
      <style:text-properties style:font-weight-asian="bold" style:font-weight-complex="bold"/>
    </style:style>
    <style:style style:name="T23" style:family="text">
      <style:text-properties fo:font-style="normal" style:font-style-asian="normal" style:font-style-complex="normal"/>
    </style:style>
    <style:style style:name="T24" style:family="text">
      <style:text-properties fo:font-size="12pt" style:font-size-asian="12pt" style:font-size-complex="12pt"/>
    </style:style>
    <style:style style:name="T25" style:family="text">
      <style:text-properties style:font-weight-asian="normal"/>
    </style:style>
    <style:style style:name="T26" style:family="text">
      <style:text-properties style:font-weight-complex="normal"/>
    </style:style>
    <style:style style:name="Sect1" style:family="section">
      <style:section-properties fo:margin-left="-0.0417in" fo:margin-right="-0.0835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4925in"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style:text-properties style:font-name="FreeSerif"/>
      </text:list-level-style-bullet>
      <text:list-level-style-bullet text:level="2" text:bullet-char="•">
        <style:list-level-properties text:space-before="0.5in" text:min-label-width="0.25in"/>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space-before="0.25in"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FreeSerif"/>
      </text:list-level-style-bullet>
      <text:list-level-style-bullet text:level="2" text:bullet-char="–">
        <style:list-level-properties text:space-before="0.25in" text:min-label-width="0.25in"/>
        <style:text-properties style:font-name="FreeSerif"/>
      </text:list-level-style-bullet>
      <text:list-level-style-bullet text:level="3" text:bullet-char="–">
        <style:list-level-properties text:space-before="0.5in" text:min-label-width="0.25in"/>
        <style:text-properties style:font-name="FreeSerif"/>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FreeSerif"/>
      </text:list-level-style-bullet>
      <text:list-level-style-bullet text:level="2" text:bullet-char="–">
        <style:list-level-properties text:space-before="0.5283in" text:min-label-width="0.25in"/>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space-before="0.2945in" text:min-label-width="0.196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9">Para mas informacion (ingles): <text:span text:style-name="T17">www.NaturaLHeaLthLibrarian.com</text:span> <text:s/><text:span text:style-name="T17">www.TheCancerBook.com </text:span></text:p>
        <text:p text:style-name="P39">My mother has lots of success by completely avoiding drugs and only taking vitamins and supplements.</text:p>
        <text:p text:style-name="P39"/>
        <text:p text:style-name="P36"><text:span text:style-name="T15">OSTERO-ARTHRITIS</text:span> (dolor de rodilla)</text:p>
        <text:p text:style-name="P40">50 mg – 100 mg hyaluronic acid. Much more effective than glucosamine and chondroitin. For best results, drink water 3 or more times a day. Also helps for skin and eyes. <text:span text:style-name="T17">Don't take with blood thinners like aspirin, Advil, Tylenol, NSAIDs, etc.</text:span> Most of the pain should go away in 2 weeks. <text:s/></text:p>
        <text:p text:style-name="P25">Source Naturals Hyaluronic Joint Complex (<text:span text:style-name="T14">This is the most effective.</text:span><text:span text:style-name="T22">)</text:span></text:p>
        <text:p text:style-name="P26">$30 – 120 tablets - Amazon.com – Free Shipping</text:p>
        <text:p text:style-name="P26">$15 – 60 tablets - LuckyVitamin.com – 888-635-0474 – UPS or USPS (correo postal)</text:p>
        <text:p text:style-name="P26"><text:span text:style-name="T15"><text:line-break/>Source Naturals Skin Eternal Hyaluronic Acid</text:span> <text:line-break/>Vitamin Shoppe or GNC - $10 – 60 tablets. <text:s/><text:line-break/>(Buy this one if you are in a hurry. This is the second best.)</text:p>
        <text:p text:style-name="P35"/>
        <text:p text:style-name="P36"><text:span text:style-name="T15">Rhumatoid Arthritis</text:span> (dolor de articulaciones en las manos), <text:span text:style-name="T15">Cancer, Heart (corazon), energy</text:span></text:p>
        <text:p text:style-name="P40">Omega-3 <text:s/>- 1000 mg 3-4 times a day. T<text:span text:style-name="T23">ake it with food or else you might get very nauseous</text:span><text:span text:style-name="T19">. </text:span><text:span text:style-name="T20">Don't take ASPIRIN, ibuprofen, Tylanol, Advil, etc., or your blood will become too watery.</text:span><text:line-break/> <text:s text:c="5"/><text:span text:style-name="T17">Super Omega-3 Carlson Laboratories</text:span> – 130 (capsules/pastillas) – (2 bottles)</text:p>
        <text:p text:style-name="P11"><text:s text:c="6"/>$13 - LuckyVitamin.com – 888-635-0474 – UPS or USPS (correo postal)</text:p>
        <text:p text:style-name="P40">(or buy the store brand in your local big-chain pharmacy like Eckerd's, Rite Aid, CVS, etc.)</text:p>
        <text:p text:style-name="P40"/>
        <text:p text:style-name="P38"><text:span text:style-name="T12">Vitamin C</text:span> – <text:span text:style-name="T24">1000 mg, 3 times a day. <text:s/>Buy it either as 500 mg or 1000 mg. The important thing is to take it 3 times a day or more.</text:span></text:p>
        <text:p text:style-name="P35"/>
        <text:p text:style-name="P36"><text:span text:style-name="T15">Ostero-porosis, Heart (corazon), Menopause, Cancer, Flu, Fibromyalgia, Sleep </text:span><text:span text:style-name="T13">(sueno), </text:span><text:span text:style-name="T15">PMS, Hormonal Imbalances</text:span></text:p>
        <text:p text:style-name="P40">Vitamin D3 - 5,000 I.U. + Magnesium Citrate - 600 mg <text:s/></text:p>
        <text:p text:style-name="P38"/>
        <table:table table:name="Table1" table:style-name="Table1">
          <table:table-column table:style-name="Table1.A"/>
          <table:table-column table:style-name="Table1.B"/>
          <table:table-row>
            <table:table-cell table:style-name="Table1.A1" office:value-type="string">
              <text:p text:style-name="P41">LifeSpanNutrition.com – (800) 247-5731 (correo postal)</text:p>
              <text:p text:style-name="P42">$15 - <text:span text:style-name="T15">“30 Minutes of Sunshine” <text:line-break/></text:span><text:span text:style-name="T14">Vitamin D3 + Magnesium Citrate</text:span><text:span text:style-name="T15"><text:line-break/></text:span></text:p>
              <text:p text:style-name="P42">$18 – <text:span text:style-name="T15">Bone Density Formula</text:span> (marka: Purity Products) </text:p>
              <text:p text:style-name="P42"><text:span text:style-name="T14"><text:line-break/>(</text:span><text:span text:style-name="T17">Depression</text:span><text:span text:style-name="T14">) → $33<text:line-break/></text:span><text:span text:style-name="T18">Purity Products Perfect Multi Super Greens</text:span><text:span text:style-name="T14"> (Multivitamin)</text:span></text:p>
            </table:table-cell>
            <table:table-cell table:style-name="Table1.B1" office:value-type="string">
              <text:p text:style-name="P43">LuckyVitamin.com - 888-635-0474</text:p>
              <text:p text:style-name="P44"><text:span text:style-name="T14">$6 – </text:span><text:span text:style-name="T18">Barlean's Forti-Flax</text:span><text:span text:style-name="T14"> (linaza/flaxseed meal in powder form.) <text:line-break/>or </text:span><text:span text:style-name="T17">Brevail</text:span><text:span text:style-name="T14"> ($14, pills)</text:span></text:p>
              <text:p text:style-name="P45"/>
              <text:p text:style-name="P45">Also sold at: Vitamin Shoppe, Lifespan Nutrition</text:p>
            </table:table-cell>
          </table:table-row>
        </table:table>
        <text:p text:style-name="P24"/>
        <text:p text:style-name="P37">IP-6 and Tumors<text:span text:style-name="T22"> (Baja tamano del tumores con el IP-6.) </text:span></text:p>
        <text:p text:style-name="P39">As long as the cancer does not spread, <text:span text:style-name="T17">don't worry over the tumor</text:span>. <text:s/>Shrink tumors by controlling your iron levels naturally with IP-6. <text:span text:style-name="T17">Take on an empty stomach with water only. No other vitamins/supplements at the same hour,. Don't take it if you have anemia.</text:span> <text:s/>Stop taking it when tumors are almost gone. Bacteria, viruses, tumors all use excess iron in the body to grow. <text:s/>IP-6 decreases iron levels, but must be used for a short time period (4 months or less).</text:p>
        <text:p text:style-name="P39"><text:tab/>Vitamin Shoppe. Buy the cheapest. They are all the same.</text:p>
        <text:p text:style-name="P39"><text:tab/>LuckyVitamin.com – 888-635-0474 - Source Naturals IP-6 - $10 – 90 tablets</text:p>
        <text:p text:style-name="P34"/>
        <text:p text:style-name="P37">Tumors, Cancer, Eyes, Energy, Brain/Memory, Bones, Sleep, Diabetes, Rheumatoid Arthritis</text:p>
        <text:p text:style-name="P40">... almost everything. Combine this with “30 Minutes of Sunshine” (see above) for the best anti-aging combo. For adult men and non-menstruating/post-menopausal women. <text:span text:style-name="T17">Don't take at the same time with medications, drugs, aspirin, Advil, Tylenol, Arimidex, etc. Don't take if you are anemia. Safety booklet comes inside each box. </text:span><text:span text:style-name="T14">For best results, take at a later time than Vitamin C.</text:span></text:p>
        <text:p text:style-name="P26"><text:span text:style-name="T15">Longevinex.com</text:span> - (866) – 405-4000 – $37 (1 box), <text:s/>$120 (4 boxes)</text:p>
        <text:p text:style-name="P70">1) LuckyVitamin.com - 1-888-635-0474</text:p>
        <text:list xml:id="list1754632385" text:style-name="L1">
          <text:list-item>
            <text:p text:style-name="P57"><text:s/><text:span text:style-name="T17">NOW</text:span> <text:s/>XyliWhite <text:s/>Mouthwash - <text:span text:style-name="T17">$2.50</text:span></text:p>
          </text:list-item>
          <text:list-item>
            <text:p text:style-name="P57"><text:s/><text:span text:style-name="T17">NOW</text:span> <text:s/>XyliWhite Toothpaste Gel - <text:span text:style-name="T17">$2.50</text:span></text:p>
          </text:list-item>
          <text:list-item>
            <text:p text:style-name="P57"><text:s/><text:span text:style-name="T17">Kirk's Original</text:span> Cocoa Castile - SHAMPOO</text:p>
          </text:list-item>
        </text:list>
        <text:p text:style-name="P72"/>
        <text:list xml:id="list209575206" text:style-name="L15">
          <text:list-item>
            <text:p text:style-name="P75"><text:span text:style-name="T14">VitaminShoppe.com – (Store, Tienda de calle, or Internet)</text:span></text:p>
          </text:list-item>
        </text:list>
        <text:list xml:id="list1814808605" text:continue-list="list1754632385" text:style-name="L1">
          <text:list-item text:start-value="1">
            <text:p text:style-name="P57"><text:span text:style-name="T17">Kiss My Face</text:span><text:span text:style-name="T14"> Sensitive Toothpaste - </text:span><text:span text:style-name="T18">$5</text:span></text:p>
          </text:list-item>
          <text:list-item>
            <text:p text:style-name="P56"><text:span text:style-name="T17">Spry</text:span> Spearmint Toothpaste (With Xylitol) - <text:span text:style-name="T17">$4</text:span></text:p>
          </text:list-item>
          <text:list-item>
            <text:p text:style-name="P55"><text:span text:style-name="T17">Spry Gum</text:span>: Peppermint or Green Tea (chicle, goma de mascar) - <text:span text:style-name="T17">$7- $8</text:span></text:p>
          </text:list-item>
          <text:list-item>
            <text:p text:style-name="P55"><text:span text:style-name="T17">Kirk's Original</text:span> Cocoa Castile - SHAMPOO</text:p>
          </text:list-item>
        </text:list>
        <text:p text:style-name="P54"/>
        <text:p text:style-name="P53"/>
        <text:p text:style-name="P48"/>
        <text:p text:style-name="P32">Cancer, Heart (corazon)</text:p>
        <text:p text:style-name="P30">Omega-3 <text:s/>fish oil - 1000 mg 3-6 times a day </text:p>
        <text:p text:style-name="P29">This is an oil, so take it with food or else you might get very nauseous.</text:p>
        <text:p text:style-name="P30">Buy a decent brand in your local big-chain pharmacy like Eckerd's, CVS, etc. They are all basically the same. Don't spend too much. Buy the pharmacy brand if you can. Take it 3-6 times a day, 2 or more gelcaps a day. <text:s/>No adverse effects have been observed from high-dose Omege-3 fish oils. <text:s/>Unlike drugs, the more Omega-3 you take, the healthier you get.</text:p>
        <text:p text:style-name="P30"/>
        <text:p text:style-name="P30"><text:span text:style-name="T15">Vitamin C</text:span> – 1000 mg, 3 times a day. <text:s/></text:p>
        <text:p text:style-name="P30">Buy the pharmacy brand. <text:s/>They are all the same. Buy it either as 500 mg or 1000 mg. The important thing is to take it 3 times a day and develop the habit of taking it each day.</text:p>
        <text:p text:style-name="P30"/>
        <text:p text:style-name="P31"><text:span text:style-name="T15">Ostero-porosis, Heart (corazon), Menopause, Cancer, Flu, Fibromyalgia, Sleep </text:span><text:span text:style-name="T13">(sueno)</text:span></text:p>
        <text:p text:style-name="P30">Vitamin D3 - 5,000 I.U.</text:p>
        <text:p text:style-name="P30">+ Magnesium Citrate - 600 mg <text:s/></text:p>
        <text:p text:style-name="P30">+ Flaxseed Meal (linaza) – 2 teaspoons each day</text:p>
        <text:p text:style-name="P30"/>
        <text:p text:style-name="P17">LifeSpanNutrition.com – (800) 247-5731</text:p>
        <text:p text:style-name="P17">$15 - <text:span text:style-name="T15">“30 Minutes of Sunshine”</text:span> - (Vitamin D3 + Magnesium Citrate)</text:p>
        <text:p text:style-name="P17"/>
        <text:p text:style-name="P1"><text:span text:style-name="T6">It is hard to find Magnesium </text:span><text:span text:style-name="T9">Citrate</text:span><text:span text:style-name="T6"> in the pharmacies by itself. It usually comes with calcium, which you don't need since you get plenty from your food. If you </text:span><text:soft-page-break/><text:span text:style-name="T6">can't find magnesium </text:span><text:span text:style-name="T9">citrate in the pharmacy, then buy this brand above from LifeSpan Nutrition. It's great and comes with Vitamin D3, which also is important for heart health.</text:span></text:p>
        <text:p text:style-name="P5"/>
        <text:p text:style-name="P5">If you buy magnesium in a pharmacy, make sure it says: </text:p>
        <text:p text:style-name="P1"><text:span text:style-name="T9"><text:tab/>magnesium </text:span><text:span text:style-name="T7">citrate,</text:span></text:p>
        <text:p text:style-name="P1"><text:span text:style-name="T7"><text:tab/></text:span><text:span text:style-name="T9">magnesium </text:span><text:span text:style-name="T7">glycinate</text:span><text:span text:style-name="T9">, </text:span></text:p>
        <text:p text:style-name="P1"><text:span text:style-name="T9"><text:tab/>or magnesium </text:span><text:span text:style-name="T7">malate</text:span><text:span text:style-name="T9">. <text:s/></text:span></text:p>
        <text:p text:style-name="P5">Don't buy magnesium oxide. It's cheap and does not work. It's also the most common pharmacies sell.</text:p>
        <text:p text:style-name="P2"/>
        <text:p text:style-name="P2"/>
        <text:p text:style-name="Standard"/>
        <text:p text:style-name="P12">High cholesterol is not important for heart health. Plenty of people with “normal” <text:s/>cholesterol get heart attacks. <text:s/>The people who take in plenty of magnesium citrate and Vitamin D3 don't because they prevent calcifications in the body. (Excessive calcium hardens and acts as a blockage in vessels.) <text:s/></text:p>
        <text:p text:style-name="P2">Omega-3 has also shown to be beneficial for various conditions in over 4,000 studies. Doctors, for some reason, only talk about drugs and surgery most of the time they want to help patients.</text:p>
        <text:p text:style-name="P2"/>
        <text:p text:style-name="P21">Low levels of vitamin D appear to be associated with higher risk of myocardial infarction (heart attack) in men, according to a new report.</text:p>
        <text:list xml:id="list1320790869" text:style-name="L2">
          <text:list-item>
            <text:p text:style-name="P58"><text:tab/><text:span text:style-name="T13">Google.com </text:span>→<text:span text:style-name="T13"> vitamin d heart</text:span></text:p>
          </text:list-item>
        </text:list>
        <text:p text:style-name="P2"/>
        <text:p text:style-name="P21"/>
        <text:p text:style-name="P21">Death from cardiovascular disease is rare among Eskimos who traditionally consume massive amounts of omega-3 fish oil. </text:p>
        <text:p text:style-name="P22">- 1979</text:p>
        <text:p text:style-name="P21"/>
        <text:p text:style-name="P21">More than 4500 studies followed which confirmed the beneficial </text:p>
        <text:p text:style-name="P23">effects of omega-3 fish oils on cardiovascular health. As little as 1000 milligrams a day of fish oil reduces the risk of sudden death. About a 45% reduction in sudden-death heart attack is achieved with daily fish oil consumption. Higher doses, 3000 to 5000 mg, reduce triglycerides and minimize the risk of coronary heart disease. </text:p>
        <text:p text:style-name="P22">[Mayo Clinic Proceedings 75:607-14,2000]</text:p>
        <text:p text:style-name="P22"/>
        <text:p text:style-name="P22"/>
        <text:p text:style-name="P23">Researchers found there were 105 cases of cancer in people taking Inegy compared to 70 in those on a dummy drug over a four year period.</text:p>
        <text:p text:style-name="P23">The study also suggested that Inegy, which combines a statin called simvastatin and another drug called ezetimibe, has little effect in reducing the risk of heart attacks and strokes.</text:p>
        <text:p text:style-name="P23">Prof Heinz Drexel, of the University of Innsbruck in Austria and spokesman for the European Society of Cardiology, said: "I am not sure that the efficacy is proven and I am not sure that the safety is proven. I wouldn't take the drug myself. </text:p>
        <text:p text:style-name="P23"/>
        <text:p text:style-name="P18"><text:span text:style-name="T19">- Google.com </text:span><text:span text:style-name="T11">→</text:span><text:span text:style-name="T19"> Cholesterol <text:s/>drug increases risk <text:s/>cancer</text:span></text:p>
        <text:p text:style-name="Standard"/>
        <text:p text:style-name="P13">Eyes (Ojos) – Glaucoma, Cataracts, y Mas</text:p>
        <text:p text:style-name="P6">garlic, eggs, asparagus, onions, watermelon, asparagus and grapefruits. </text:p>
        <text:p text:style-name="P6"><text:span text:style-name="T12">Vitamin C</text:span> – 1000 mg, 3 times a day. <text:s/>Buy it either as 500 mg or 1000 mg. The important thing is to take it 3 times a day or more.</text:p>
        <text:p text:style-name="P6"/>
        <text:p text:style-name="P6"><text:span text:style-name="T12">Multi-Vitamina</text:span> – (con Methyl-B12, B1, lutein, IP6) <text:line-break/><text:tab/><text:span text:style-name="T15">Perfect Multi Super Greens</text:span> (120 pastillas) – 4 al dia </text:p>
        <text:p text:style-name="P6"><text:tab/>$33 - LifeSpanNutrition.com – 800-247-5731 </text:p>
        <text:p text:style-name="P6"/>
        <text:p text:style-name="P6">Hyaluronic Acid - 50 mg – 100 mg hyaluronic acid. Much more effective than glucosamine and chondroitin. For best results, drink water 3 or more times a day. (Para ojos, piel, y rodilla)</text:p>
        <text:p text:style-name="P19">Source Naturals Hyaluronic Joint Complex</text:p>
        <text:p text:style-name="P7"><text:tab/>$30 – Amazon.com – <text:span text:style-name="T19">Free Shipping</text:span></text:p>
        <text:p text:style-name="P6"><text:tab/>$28 – ALLSTARHEALTH.com – (800) – 875 – 0448</text:p>
        <text:p text:style-name="P6"/>
        <text:p text:style-name="P4">Omega-3<text:span text:style-name="T13"> – 1,000 mg * 4 times a day (4,000 mg or more per day) – WITH FOOD</text:span></text:p>
        <text:p text:style-name="P4"><text:span text:style-name="T13"><text:tab/></text:span>Twinlab <text:s/>Cod Liver Oil Skin Formula</text:p>
        <text:p text:style-name="P6"><text:tab/>2 pastillas * 3 veces al dia (6 total each day)</text:p>
        <text:p text:style-name="P6"><text:tab/>$11 - LifeSpanNutrition.com – 800-247-5731 </text:p>
        <text:p text:style-name="P7">or buy the store brand in your local big-chain pharmacy like Eckerd's, Rite Aid, CVS, etc. Take it 3-6 times a day.)</text:p>
        <text:p text:style-name="P7"/>
        <text:p text:style-name="P8">Si puede, compre esto:</text:p>
        <text:p text:style-name="P8"><text:tab/>Lutein<text:span text:style-name="T13"> (20 mg) con Zeaxanthin (1 mg)</text:span></text:p>
        <text:p text:style-name="P8"><text:span text:style-name="T13"><text:tab/><text:tab/></text:span>Jarrow Formula – Lutein</text:p>
        <text:p text:style-name="P6"><text:tab/><text:tab/>$18 – LifeSpanNutrition.com - 800-247-5731 <text:line-break/><text:tab/>or compre cualquer marka en la farmarcia.<text:line-break/></text:p>
        <text:p text:style-name="P17"><text:span text:style-name="T12">Longevinex</text:span> – works great. Good formula. Works for brain health, bones, <text:s/>rheumatoid arthritis, cancer, <text:span text:style-name="T12">eyes</text:span>, energy... </text:p>
        <text:p text:style-name="P17">For adult men and non-menstruating/post-menopausal women.</text:p>
        <text:p text:style-name="P27"><text:span text:style-name="T15">Longevinex.com</text:span> - (866) – 405-4000 </text:p>
        <text:p text:style-name="P27">$37 – 1 month</text:p>
        <text:p text:style-name="P27">$120 – 4 months</text:p>
        <text:p text:style-name="P9">Allergies</text:p>
        <text:p text:style-name="P6"><text:tab/>Quercetin (Quercitina) - 250 mg – 3 al dia</text:p>
        <text:p text:style-name="P6"><text:tab/><text:tab/><text:span text:style-name="T15">Natrol Quercetin</text:span> - $7 - LifeSpanNutrition.com – 800-247-5731 <text:s/></text:p>
        <text:p text:style-name="P6"/>
        <text:p text:style-name="Standard"/>
        <text:p text:style-name="P14">Osteo-Arthritis/Knee Pain</text:p>
        <text:list xml:id="list1679662174" text:style-name="L3">
          <text:list-item>
            <text:p text:style-name="P59"><text:tab/>Common in hormonal changes (e.g. menopause) and people who apply large amounts of stress to joints (e.g. piano movers)</text:p>
          </text:list-item>
          <text:list-item>
            <text:p text:style-name="P59"><text:tab/>Hyaluronic acid – found naturally in the body. <text:s/>Decreases with the loss of estrogen and as the body ages. <text:s/>Loss of hyaluronic acid leads to knee pains, wrinkles, less hair. </text:p>
          </text:list-item>
          <text:list-item>
            <text:p text:style-name="P59"><text:tab/>Babies are born with lots of hyaluronic acid. <text:s/>This is why their skin and hair are so perfect.</text:p>
          </text:list-item>
          <text:list-item>
            <text:p text:style-name="P59"><text:tab/>Glucosamine and chondroitin are used by the body to produce hyaluronic acid. <text:s/>However, taking hyaluronic acid directly is more effective than the usual glucosamine/chondroitin combo.</text:p>
          </text:list-item>
          <text:list-item>
            <text:p text:style-name="P59"><text:tab/>TV news and doctors are always behind the latest research. <text:s/>Which is why you never heard of hyaluronic acid before. <text:s/></text:p>
          </text:list-item>
          <text:list-item>
            <text:p text:style-name="P59"><text:tab/>Go to Google.com</text:p>
            <text:list>
              <text:list-item>
                <text:p text:style-name="P59"><text:tab/>Type in: <text:s/>sardi hyaluronic acid</text:p>
              </text:list-item>
              <text:list-item>
                <text:p text:style-name="P59"><text:tab/>Click “I'm feeling lucky”</text:p>
              </text:list-item>
              <text:list-item>
                <text:p text:style-name="P59"><text:tab/>This interview with Bill Sardi (journalist) and a doctor convinced me to give hyaluronic acid to my mother. Within two weeks her knee pain was gone. Doctors refuse to believe any of it, even though it has helped all her friends who have taken it. <text:s/>One of her friends can now walk without a cane. <text:s/>My mother's knee pain was so bad, it would maker her weep. Now it's all gone thanks to the articles of Bill Sardi.</text:p>
              </text:list-item>
            </text:list>
          </text:list-item>
        </text:list>
        <text:p text:style-name="P6">I would also recommend a multi-vitamin. <text:s/>Most multi-vitamins are useless. <text:s/>I recommend <text:span text:style-name="T15">Purity Products Perfect Multi Super Greens</text:span> (sold at Life Span Nutrition). (see below). <text:s/>This multivitamin is more complete. <text:s/>You have to take 4 capsules a day with a meal. <text:s/></text:p>
        <text:list xml:id="list1050570585" text:style-name="L4">
          <text:list-item>
            <text:p text:style-name="P67"><text:tab/>Why are most other multi-vitamins useless? <text:s/></text:p>
          </text:list-item>
          <text:list-item>
            <text:p text:style-name="P60"><text:tab/>They use the RDA numbers. (Centrum does this). <text:s/>The RDA numbers (Recommended Daily Allowances) are useless. They are based on faulty and outdated government research. <text:s/>These are the numbers most doctors use. So it's no wonder why doctors don't believe in vitamin deficiencies. The doctors of my friends and family usually say this:</text:p>
          </text:list-item>
        </text:list>
        <text:p text:style-name="P20">“<text:span text:style-name="T19">According to the RDA numbers, if you eat a balanced diet you are fine. Don't even worry about taking supplements. Let me prescribe a drug (with potentially dangerous side effects) for the pain.</text:span>”</text:p>
        <text:list xml:id="list1165900019" text:style-name="L5">
          <text:list-item>
            <text:p text:style-name="P61"><text:tab/>I used to be skeptical of vitamins. However, it turns out low-dose vitamins are useless. <text:s/>Taken in the right doses, and you should see results.</text:p>
          </text:list-item>
        </text:list>
        <text:p text:style-name="Standard"/>
        <text:p text:style-name="P15"><text:span text:style-name="T15">Note: </text:span><text:span text:style-name="T13">I usually trust the diagnosis of doctors, just not the drug-based treatment. <text:s/>So I do recommend seeing a doctor to know why you have knee pain at such a young age. <text:s/>However, if they prescribe drugs, I would recommend trying a vitamin regimen for a month before taking any drug prescription.</text:span></text:p>
        <text:p text:style-name="P4"/>
        <text:p text:style-name="P4"/>
        <text:p text:style-name="P31"><text:span text:style-name="T15">OSTERO-ARTHRITIS</text:span> (dolor de rodilla)</text:p>
        <text:p text:style-name="P30">50 mg – 100 mg hyaluronic acid. Much more effective than glucosamine and chondroitin. For best results, drink water 3 or more times a day.</text:p>
        <text:p text:style-name="P28"/>
        <text:p text:style-name="P19">Source Naturals Hyaluronic Joint Complex</text:p>
        <text:p text:style-name="P17">$30 – Amazon.com – Free Shipping</text:p>
        <text:p text:style-name="P17">$28 – ALLSTARHEALTH.com – (800) – 875 – 0448</text:p>
        <text:p text:style-name="P17"/>
        <text:p text:style-name="P17">or, if you are in a hurry, got o any <text:span text:style-name="T15">Vitamin Shoppe</text:span> store chain and get <text:span text:style-name="T15">Source Naturals Skin Eternal Hyaluronic Acid</text:span> </text:p>
        <text:p text:style-name="P17">However, the <text:span text:style-name="T15">Hyaluronic Joint Complex</text:span> (above) seems more effective since it comes with glucosamine and MSM too. <text:s/>(MSM also helps in relieving joint pain.)</text:p>
        <text:p text:style-name="P6"/>
        <text:p text:style-name="P31"><text:span text:style-name="T15">Ostero-porosis, Heart (corazon), Menopause, Cancer, Flu, Fibromyalgia, Sleep </text:span><text:span text:style-name="T13">(sueno), </text:span><text:span text:style-name="T15">PMS, Hormonal Imbalances</text:span></text:p>
        <text:p text:style-name="P30">Vitamin D3 - 5,000 I.U. + Magnesium Citrate - 600 mg + Flaxseed Lignans</text:p>
        <text:p text:style-name="P33"/>
        <text:p text:style-name="P17">LifeSpanNutrition.com – (800) 247-5731</text:p>
        <text:p text:style-name="P17">$33 – <text:span text:style-name="T15">Purity Products Perfect Multi Super Greens</text:span> (Multivitamin)</text:p>
        <text:p text:style-name="P17">$15 - <text:span text:style-name="T15">“30 Minutes of Sunshine”</text:span> - (Vitamin D3 + Magnesium Citrate)</text:p>
        <text:p text:style-name="P17">$7 – <text:span text:style-name="T15">Barlean's Forti-Flax</text:span> (linaza/flaxseed meal) – 2 tablespoons a day</text:p>
        <text:p text:style-name="P17">(if it is difficult to add flax seed to your food, you can try Brevail $18. <text:s/>It's a flaxseed extract in pill form.)</text:p>
        <text:p text:style-name="P6"><text:tab/>$18 – <text:span text:style-name="T15">Bone Density Formula</text:span> (brand: Purity Products) (90 tabs)</text:p>
        <text:p text:style-name="P6"/>
        <text:p text:style-name="P6"/>
        <text:p text:style-name="P2">For more information on vitamins, proper dosages, and prevention:</text:p>
        <text:p text:style-name="P6"><text:a xlink:type="simple" xlink:href="http://www.naturaLheaLthLibrarian.com/">www.naturaLheaLthLibrarian.com</text:a><text:a xlink:type="simple" xlink:href="http://www.naturaLheaLthLibrarian.com/"> <text:s/>-o- <text:s/></text:a><text:a xlink:type="simple" xlink:href="http://www.theCancerBook.com/">www.theCancerBook.com</text:a></text:p>
        <text:p text:style-name="P6"/>
        <text:p text:style-name="P6"/>
        <text:p text:style-name="P6"/>
        <text:p text:style-name="Standard"/>
        <text:list xml:id="list1098408528" text:style-name="L6">
          <text:list-item>
            <text:p text:style-name="P68"><text:tab/>Black walnuts (nogal negra)</text:p>
            <text:list>
              <text:list-item>
                <text:p text:style-name="P62"><text:tab/>Used throughout the world to remove worms from the body.</text:p>
              </text:list-item>
              <text:list-item>
                <text:p text:style-name="P62"><text:tab/>Also sold as a supplement (see below).</text:p>
              </text:list-item>
            </text:list>
          </text:list-item>
          <text:list-item>
            <text:p text:style-name="P62"><text:tab/>Quercetin (Quercetina) - found in red onions and sold as a supplement. </text:p>
            <text:list>
              <text:list-item>
                <text:p text:style-name="P62"><text:tab/>Take 3 times a day as a supplement to boost immune system.</text:p>
              </text:list-item>
            </text:list>
          </text:list-item>
          <text:list-item>
            <text:p text:style-name="P62"><text:tab/>Natural Anti-biotics <text:s/>- (allicin from crushed garlic, oil of oregano, etc.)</text:p>
            <text:list>
              <text:list-item>
                <text:p text:style-name="P62"><text:tab/><text:span text:style-name="T15">Now Foods AlliBiotic</text:span> </text:p>
                <text:list>
                  <text:list-item>
                    <text:p text:style-name="P62"><text:tab/>Comes with various natural and safe anti-biotics.<text:line-break/><text:span text:style-name="T8">Check reviews on Amazon.com. Fights various conditions, including parasites. More effective in many cases than doctor-prescribed artificial anti-biotics.</text:span></text:p>
                  </text:list-item>
                </text:list>
              </text:list-item>
            </text:list>
          </text:list-item>
        </text:list>
        <text:p text:style-name="P6"/>
        <text:p text:style-name="P10">Amazon.com</text:p>
        <text:list xml:id="list1170521547" text:style-name="L7">
          <text:list-item>
            <text:p text:style-name="P63"><text:span text:style-name="T8"><text:tab/></text:span><text:span text:style-name="T15">Now Foods AlliBiotic</text:span> - $15 </text:p>
            <text:list>
              <text:list-item>
                <text:p text:style-name="P63"><text:tab/>Make sure it says “FREE Super Saver Shipping”. </text:p>
              </text:list-item>
              <text:list-item>
                <text:p text:style-name="P63"><text:tab/>This means is sent to you directly by Amazon.com</text:p>
              </text:list-item>
            </text:list>
          </text:list-item>
          <text:list-item>
            <text:p text:style-name="P63"><text:tab/><text:span text:style-name="T15">Natrol Quercetin</text:span> – 250 mg (Pack of 3) -or- <text:span text:style-name="T15">Now Foods Quercetin </text:span></text:p>
            <text:list>
              <text:list-item>
                <text:p text:style-name="P63"><text:tab/>Take 3 times day with food.</text:p>
              </text:list-item>
              <text:list-item>
                <text:p text:style-name="P63"><text:tab/>Make sure it says “FREE Super Saver Shipping”.</text:p>
              </text:list-item>
            </text:list>
          </text:list-item>
          <text:list-item>
            <text:p text:style-name="P63"><text:tab/><text:span text:style-name="T15">Now Foods Black Walnut Hulls</text:span>, 100 Capsules / 500mg </text:p>
            <text:list>
              <text:list-item>
                <text:p text:style-name="P63"><text:tab/>$18.95 – (Pack of 4 bottles)</text:p>
              </text:list-item>
              <text:list-item>
                <text:p text:style-name="P63"><text:tab/>Make sure it says “FREE Super Saver Shipping”.</text:p>
              </text:list-item>
            </text:list>
          </text:list-item>
        </text:list>
        <text:p text:style-name="P6"/>
        <text:p text:style-name="P3"><text:span text:style-name="T15">LifeSpanNutrition.com</text:span> - <text:s/>(800) – 247-5731</text:p>
        <text:list xml:id="list234748282" text:style-name="L8">
          <text:list-item>
            <text:p text:style-name="P64"><text:tab/><text:span text:style-name="T15">Now Foods AlliBiotic</text:span> - $15 – (Make sure it says Free Shipping. This means is sent to you directly by Amazon.com)</text:p>
          </text:list-item>
          <text:list-item>
            <text:p text:style-name="P64"><text:tab/><text:span text:style-name="T15">Natrol Quercetin</text:span> – Take 3 times day with food. This comes already with vitamin C to make the quercetin stronger.</text:p>
          </text:list-item>
        </text:list>
        <text:p text:style-name="P6"/>
        <text:p text:style-name="P3"><text:span text:style-name="T15">AllStarHealth.com</text:span> – (800) 875-0448</text:p>
        <text:list xml:id="list414631599" text:style-name="L9">
          <text:list-item>
            <text:p text:style-name="P65"><text:tab/><text:span text:style-name="T15">Now Foods AlliBiotic</text:span> - $9.99</text:p>
          </text:list-item>
          <text:list-item>
            <text:p text:style-name="P65"><text:tab/><text:span text:style-name="T15">Now Quercetin with Bromelain 120 vcaps</text:span> </text:p>
          </text:list-item>
        </text:list>
        <text:p text:style-name="P6">$11.49 - Take 3 times a day with food and Vitamin C for more effectiveness.<text:line-break/></text:p>
        <text:p text:style-name="P3"><text:span text:style-name="T15">Local Pharmacy</text:span> -</text:p>
        <text:list xml:id="list355341007" text:style-name="L10">
          <text:list-item>
            <text:p text:style-name="P66"><text:tab/>Quercetin. However, they usually don't sell quality allicin (stabilized garlic extract). <text:s/>Only a few brands actually work and are only found online and not in a pharmacy. <text:span text:style-name="T15">Now Foods AlliBiotic </text:span>is one of the best, but local pharmacies <text:soft-page-break/>don't carry it.</text:p>
          </text:list-item>
        </text:list>
        <text:p text:style-name="P16">Are the doctors covering for the failings of diabetic drugs?</text:p>
        <text:p text:style-name="Text_20_body"><text:span text:style-name="Strong_20_Emphasis_5f_text">Knowledge of Health, Inc. Blog – February 9, 2008:</text:span> The mindset of modern medicine is to lower numbers, cholesterol, PSA, blood sugar. Efforts to aggressively reduce the long-term blood sugar control number, hemoglobin A1c, needed to be confirmed. So $300 million and 10,000 diabetic patients were marshaled for a 7-year study at 77 health centers. The blood sugar numbers looked good, the death rates didn’t. The study had to be abruptly stopped after 18 months because the patients assigned to an intensive <text:span text:style-name="T2">diabetes</text:span> care regimen (i.e. more drugs, more insulin checks throughout the day) were dying of heart attacks at a faster rate than patients on a less aggressive regimen. Researchers admit they are confused. This means diabetics have been misled for decades. <text:line-break/><text:line-break/>“It’s profoundly disappointing. This presents a real dilemma to patients and their physicians. How intensive should treatment be? We just don’t know,” says Richard Kahn, chief scientific and medical officer for the American <text:span text:style-name="T2">Diabetes</text:span> Association (Washington Post).<text:line-break/><text:line-break/>“It’s confusing and disturbing that this happened. For 50 years, we’ve talked about getting blood sugar very low. Everything in the literature would suggest this is the right thing to do,” says James Dove, president of the American College of Cardiology (NY Times).<text:line-break/><text:line-break/>Dr. Robert Ewart, associate professor of family and community medicine at Southern Illinois University School of Medicine, says "There just isn't any evidence that tight control of type 2 <text:span text:style-name="T16">diabetes</text:span> improves outcomes."<text:line-break/><text:line-break/>No oral <text:span text:style-name="T2">diabetes</text:span> drug "has ever been shown to do anything really good for any patient," adds Dr. Nortin Hadler, professor of medicine at the University of North Carolina at Chapel Hill. "No leg, eye, kidney, heart, or brain have ever been spared."<text:line-break/><text:line-break/>Dr. Bruce Psaty of the University of Washington and Dr. Curt Furberg of Wake Forest University in a recent New England Journal of Medicine editorial on the subject of <text:span text:style-name="T2">diabetes</text:span> treatment, argue that drugs should be tested to see if the medicines actually reduce disease before they are allowed on the market, instead of being approved just because they make the numbers "better."<text:line-break/><text:line-break/>It might be that patients suffered unintended consequences from taking so many drugs, which might interact in unexpected ways, said Dr. Steven E. Nissen, chairman of the department of cardiovascular medicine at the Cleveland Clinic.<text:line-break/>Aren’t these researchers covering for the increased risks posed by anti-diabetic drugs? The more drugs the higher the death rate. The news headlines didn’t say this. <text:line-break/><text:line-break/>Let’s see now, we have growing string of unsafe medicines, approved by the FDA. Hormone replacement therapy (death rates for breast cancer have abruptly stopped since abandonment of this drug), Vioxx (killed thousands of Americans and the FDA reluctantly took action after a whistleblower pointed to its failings), Vytorin and all cholesterol-lowering drugs (failure to reduce mortality rates in the past 30 years) and now anti-diabetic drugs (the more of these drugs that are used the greater the number of mortal heart attacks.)<text:line-break/><text:line-break/>The day after a drug company announced that they expected to see more liberal use of their drug (Tysabri) to treat multiple sclerosis (Tysabri), doctors report that two patients treated with this drug rapidly developed malignant melanoma “that spread like wildwire.”<text:line-break/>How much longer will patients blindly accept what their doctors tell them when it is leading to their early demise? Despite all this scientific evidence, most doctors aren’t altering their prescribing habits. Cholesterol-lowering statin drugs are still consumed by millions of Americans, with their doctors warning not to abandon the drugs, even though only 1 in 100 patients benefit from statins and no lives are saved. <text:line-break/><text:line-break/>It’s clear, many people have no gumption to stand up to their doctors who are themselves misled and confused. Fear reigns. Patients are taking deadly medications out of fear something dire will happen if they don’t. How will this <text:soft-page-break/>insanity ever be put to a halt?<text:line-break/><text:span text:style-name="Emphasis_5f_text">posted by Knowledge of Health </text:span>Thursday, January 17, 2008</text:p>
        <text:p text:style-name="Text_20_body"><text:span text:style-name="Emphasis_5f_text"><text:span text:style-name="T3">The Eskimo Stress Relief Pill</text:span></text:span><text:span text:style-name="Emphasis_5f_text"><text:span text:style-name="T21"> <text:s/></text:span></text:span><text:span text:style-name="Emphasis_5f_text">By Bill Sardi</text:span></text:p>
        <text:p text:style-name="Text_20_body"><text:span text:style-name="Emphasis_5f_text"><text:span text:style-name="T5">Stressed out? Which pill do you take? Paxil? Valium? Xanax? Klonopin? Ativan? The Eskimos have a remarkable remedy for stress.</text:span></text:span></text:p>
        <text:p text:style-name="Text_20_body"><text:span text:style-name="Emphasis_5f_text"><text:span text:style-name="T5">Anybody scanning the vault of medical literature at the National Library of Medicine cannot ignore the vast amount of recently published research on the health benefits of omega-3 oils, from fish or flaxseed oil. One particular report caught this reporter's eye.</text:span></text:span></text:p>
        <text:p text:style-name="Text_20_body"><text:span text:style-name="Emphasis_5f_text"><text:span text:style-name="T5">Researchers in France studied the role of fish oil in dealing with mental stress. After 3 weeks of supplementation with 7200 milligrams of fish oil a day, the concentrations of adrenal stress hormones were "significantly blunted." [</text:span></text:span><text:span text:style-name="Emphasis_5f_text"><text:span text:style-name="T4">Diabetes</text:span></text:span><text:span text:style-name="Emphasis_5f_text"><text:span text:style-name="T5"> Metabolism 29: 289-95, 2003] Given that 8 in 10 North Americans are deficient in omega-3 oils in their diets, fish and flaxseed oil should be mandated, in particular for adults under unusual stress. Smaller amounts of omega-3 oils still produce beneficial results in regards to stress relief.</text:span></text:span></text:p>
        <text:p text:style-name="Text_20_body"><text:span text:style-name="Emphasis_5f_text"><text:span text:style-name="T5">Charlemagne mandated flaxseed consumption for all Roman citizens in 800 AD. Unfortunately, the National Academy of Sciences has yet to declare omega-3 oils as essential for health maintenance and establish a recommended daily intake level. This is despite conclusive evidence dating back to the 1930s which showed that Greenland Eskimo populations were virtually free of disease (heart, </text:span></text:span><text:span text:style-name="Emphasis_5f_text"><text:span text:style-name="T4">diabetes</text:span></text:span><text:span text:style-name="Emphasis_5f_text"><text:span text:style-name="T5">, cancer) consuming more than 10,000 milligrams per day of fish oil. </text:span></text:span></text:p>
        <text:p text:style-name="Text_20_body"><text:span text:style-name="Emphasis_5f_text"><text:span text:style-name="T5">Fortunately, the American Heart Association recently recommended fish and/or fish oil consumption as a preventive measure against heart and blood vessel disease. A report published in the World Review of Nutrition and Dietetics asked: "From Eskimos to clinical cardiology-what took us so long?" [World Rev Nut Diet 88-90 2001] After all, it's been over 1200 years since Charlemagne mandated food fortification with omega-3 rich flaxseed. </text:span></text:span></text:p>
        <text:p text:style-name="Text_20_body"><text:span text:style-name="Emphasis_5f_text"><text:span text:style-name="T5">Studies conducted in the 1970s renewed interest in omega-3 oils, prompting 4500 subsequent published studies. Yet, little change in dietary or supplemental use of omega-3 oils took place. </text:span></text:span></text:p>
        <text:p text:style-name="Text_20_body"><text:span text:style-name="Emphasis_5f_text"><text:span text:style-name="T5">Just 1000 mg per day of omega-3 oils may have beneficial effects, reducing the risk of sudden-death heart attack, lowering triglycerides (3000-5000 mg per day reduces triglycerides by 30-50% and the risk of cardiovascular disease and pancreatitis). [Mayo Clinic Proceedings 75: 607-14, 2000; Am J Clin Nut 78: 65-71, 2003]</text:span></text:span></text:p>
        <text:p text:style-name="Text_20_body"><text:span text:style-name="Emphasis_5f_text"><text:span text:style-name="T5">Consumers are often confused over oils. They hear about the health benefits of olive oil, an omega-9 monosaturated oil, but these oils should be used sparingly and their health benefits primarily arise out of their green antioxidant polyphenol content. Most brands of extra virgin olive oil look clear yellow, not dark green like the real olive oil used in the Mediterranean region and consumed traditionally throughout history. [British J Nut 89: 819-26; J Agric Food Chem 50: 6521-26, 2002; J Med Food 5: 1-7, 2002] Suppliers of olive oil often provide their products in green glass bottles so consumers can't distinguish the color. Extra note: while olive oil is a cooking oil, flaxseed and fish oil cannot be used for cooking.</text:span></text:span></text:p>
        <text:p text:style-name="Text_20_body"><text:span text:style-name="Emphasis_5f_text"><text:span text:style-name="T5">One of the criticisms of dietary supplements is that they are often billed as a panacea for everything that ails a person. Well, omega-3 oils live up to that claim. The pharmaceutical companies only wish they had a pill that does all of the following. Among other health benefits of omega-3 oils reported in the medical literature just this year are:</text:span></text:span></text:p>
        <text:list xml:id="list778261970" text:style-name="L11">
          <text:list-item>
            <text:p text:style-name="P69"><text:tab/><text:span text:style-name="Emphasis_5f_text"><text:span text:style-name="T10">Prevention of premature births. [Obstetrics and Gynecology 101: 469-79, 2003] </text:span></text:span></text:p>
          </text:list-item>
          <text:list-item>
            <text:p text:style-name="P69"><text:tab/><text:span text:style-name="Emphasis_5f_text"><text:span text:style-name="T10">Reduction of blood pressure. [Exp Biol Med 228: 299-307, 2003] </text:span></text:span></text:p>
          </text:list-item>
          <text:list-item>
            <text:p text:style-name="P69"><text:tab/><text:span text:style-name="Emphasis_5f_text"><text:span text:style-name="T10">Reduction in risk for stroke. [Preventive Cardiology 6: 38-41, 2003] </text:span></text:span></text:p>
          </text:list-item>
          <text:list-item>
            <text:p text:style-name="P69"><text:tab/><text:span text:style-name="Emphasis_5f_text"><text:span text:style-name="T10">Prevention of </text:span></text:span><text:span text:style-name="Emphasis_5f_text"><text:span text:style-name="T1">diabetes</text:span></text:span><text:span text:style-name="Emphasis_5f_text"><text:span text:style-name="T10"> (even when chemically induced in animals!). [Nutrition 19: 213-28, 2003] </text:span></text:span></text:p>
          </text:list-item>
          <text:list-item>
            <text:p text:style-name="P69"><text:tab/><text:span text:style-name="Emphasis_5f_text"><text:span text:style-name="T10">Improved IQ scores and better vision among infants provided omega-3 oils in formula feedings. [Pediatrics. 11139-44, 2003; J Family Health Care.12 :5, 2002] </text:span></text:span></text:p>
          </text:list-item>
          <text:list-item>
            <text:p text:style-name="P69"><text:tab/><text:span text:style-name="Emphasis_5f_text"><text:span text:style-name="T10">Reduced risk for asthma. [Ann Allergy Asthma Immunology 90: 371-77, 2003] </text:span></text:span></text:p>
          </text:list-item>
          <text:list-item>
            <text:p text:style-name="P69"><text:soft-page-break/><text:tab/><text:span text:style-name="Emphasis_5f_text"><text:span text:style-name="T10">Improvement in symptoms of arthritis. [Drugs 63: 845-53, 2003] </text:span></text:span></text:p>
          </text:list-item>
          <text:list-item>
            <text:p text:style-name="P77"><text:tab/><text:span text:style-name="Emphasis_5f_text"><text:span text:style-name="T10">Reduced risk for Alzheimer's disease. [Canadian J Psychiatry 48: 195-203, 2003; Archives Neurology 60: 940-46, 2003] </text:span></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StarSymbol" svg:font-family="Star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Arial" svg:font-family="Arial" style:font-family-generic="swiss" style:font-pitch="variable"/>
    <style:font-face style:name="Segoe" svg:font-family="Segoe"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1665in" fo:margin-bottom="0.0835in" fo:keep-with-next="always"/>
      <style:text-properties style:font-name="Arial1" fo:font-size="14pt"/>
    </style:style>
    <style:style style:name="Text_20_body" style:display-name="Text body" style:family="paragraph" style:parent-style-name="Normal" style:class="text">
      <style:paragraph-properties fo:margin-top="0in" fo:margin-bottom="0.0835in"/>
    </style:style>
    <style:style style:name="Heading_20_1" style:display-name="Heading 1" style:family="paragraph" style:parent-style-name="Heading" style:next-style-name="Text_20_body" style:class="text">
      <style:text-properties style:font-name="Times New Roman1" fo:font-size="24pt" fo:font-weight="bold"/>
    </style:style>
    <style:style style:name="Table_20_Contents" style:display-name="Table Contents" style:family="paragraph" style:parent-style-name="Standard" style:class="extra">
      <style:paragraph-properties text:number-lines="false" text:line-number="0"/>
    </style:style>
    <style:style style:name="Strong_20_Emphasis_5f_text" style:display-name="Strong Emphasis_text" style:family="text">
      <style:text-properties fo:font-weight="bold"/>
    </style:style>
    <style:style style:name="Bullet_20_Symbols_5f_text" style:display-name="Bullet Symbols_text" style:family="text">
      <style:text-properties style:font-name="StarSymbol" fo:font-size="9pt"/>
    </style:style>
    <style:style style:name="Internet_20_link_5f_text" style:display-name="Internet link_text" style:family="text">
      <style:text-properties fo:color="#000080" style:text-underline-style="solid" style:text-underline-width="auto" style:text-underline-color="font-color"/>
    </style:style>
    <style:style style:name="Emphasis_5f_text" style:display-name="Emphasis_text" style:family="text">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811in" fo:margin-right="0.322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diego</meta:initial-creator>
    <meta:creation-date>2008-08-26T04:29:40</meta:creation-date>
    <dc:date>2009-10-22T02:15:34</dc:date>
    <meta:print-date>2009-05-13T02:53:10</meta:print-date>
    <meta:editing-duration>PT01H52M20S</meta:editing-duration>
    <meta:editing-cycles>24</meta:editing-cycles>
    <dc:creator>diego </dc:creator>
    <meta:document-statistic meta:table-count="1" meta:image-count="0" meta:object-count="0" meta:page-count="11" meta:paragraph-count="175" meta:word-count="3699" meta:character-count="22390"/>
    <meta:user-defined meta:name="Info 1"/>
    <meta:user-defined meta:name="Info 2"/>
    <meta:user-defined meta:name="Info 3"/>
    <meta:user-defined meta:name="Info 4"/>
  </office:meta>
</office:document-meta>
</file>